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44cm" style:rel-column-width="7880*"/>
    </style:style>
    <style:style style:name="Tabla1.B" style:family="table-column">
      <style:table-column-properties style:column-width="6.454cm" style:rel-column-width="24879*"/>
    </style:style>
    <style:style style:name="Tabla1.C" style:family="table-column">
      <style:table-column-properties style:column-width="2.422cm" style:rel-column-width="9335*"/>
    </style:style>
    <style:style style:name="Tabla1.D" style:family="table-column">
      <style:table-column-properties style:column-width="6.08cm" style:rel-column-width="2344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 fo:background-color="#83caff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l de Pagos</text:p>
      <text:p text:style-name="P3">Compañía:<text:text-input text:description="&lt;o.employee_id.company_id.name&gt;">Compañia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Nombre:</text:p>
          </table:table-cell>
          <table:table-cell table:style-name="Tabla1.A1" office:value-type="string">
            <text:p text:style-name="P7"><text:text-input text:description="&lt;get_name(o.employee_id)&gt;">Nombre Empleado</text:text-input></text:p>
          </table:table-cell>
          <table:table-cell table:style-name="Tabla1.A1" office:value-type="string">
            <text:p text:style-name="P6">C.I:</text:p>
          </table:table-cell>
          <table:table-cell table:style-name="Tabla1.D1" office:value-type="string">
            <text:p text:style-name="P7"><text:text-input text:description="&lt;o.employee_id.identification_id&gt;">Cédula/Pasaporte</text:text-input></text:p>
          </table:table-cell>
        </table:table-row>
        <table:table-row>
          <table:table-cell table:style-name="Tabla1.A2" office:value-type="string">
            <text:p text:style-name="P6">Desde:</text:p>
          </table:table-cell>
          <table:table-cell table:style-name="Tabla1.A2" office:value-type="string">
            <text:p text:style-name="P7"><text:text-input text:description="&lt;o.date_from&gt;">Fecha Desde</text:text-input></text:p>
          </table:table-cell>
          <table:table-cell table:style-name="Tabla1.A2" office:value-type="string">
            <text:p text:style-name="P6">Hasta:</text:p>
          </table:table-cell>
          <table:table-cell table:style-name="Tabla1.D2" office:value-type="string">
            <text:p text:style-name="P7"><text:text-input text:description="&lt;o.date_to&gt;">Fecha Hasta</text:text-input></text:p>
          </table:table-cell>
        </table:table-row>
        <table:table-row>
          <table:table-cell table:style-name="Tabla1.A2" office:value-type="string">
            <text:p text:style-name="P6">Cargo:</text:p>
          </table:table-cell>
          <table:table-cell table:style-name="Tabla1.A2" office:value-type="string">
            <text:p text:style-name="P9"><text:text-input text:description="&lt;o.contract_id.job_id.name or ''&gt;">Puesto</text:text-input></text:p>
          </table:table-cell>
          <table:table-cell table:style-name="Tabla1.A2" office:value-type="string">
            <text:p text:style-name="P6">Referencia:</text:p>
          </table:table-cell>
          <table:table-cell table:style-name="Tabla1.D2" office:value-type="string">
            <text:p text:style-name="P7"><text:text-input text:description="&lt;o.number&gt;">Referencia</text:text-input></text:p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3">Ingresos</text:p>
          </table:table-cell>
          <table:covered-table-cell/>
        </table:table-row>
        <table:table-row>
          <table:table-cell table:style-name="Tabla2.A2" office:value-type="string">
            <text:p text:style-name="P10"><text:text-input text:description="&lt;for each=&quot;linei in ingresos&quot;&gt;">&lt;for each="linei in ingresos"&gt;</text:text-input></text:p>
          </table:table-cell>
          <table:table-cell table:style-name="Tabla2.B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1"><text:text-input text:description="&lt;linei.name&gt;">Nombre-I</text:text-input></text:p>
          </table:table-cell>
          <table:table-cell table:style-name="Tabla2.B2" office:value-type="string">
            <text:p text:style-name="P11"><text:text-input text:description="&lt;linei.total&gt;">total</text:text-input></text:p>
          </table:table-cell>
        </table:table-row>
        <table:table-row>
          <table:table-cell table:style-name="Tabla2.B2" table:number-columns-spanned="2" office:value-type="string">
            <text:p text:style-name="P10"><text:text-input text:description="&lt;/for&gt;">&lt;/for&gt;</text:text-input></text:p>
          </table:table-cell>
          <table:covered-table-cell/>
        </table:table-row>
        <table:table-row>
          <table:table-cell table:style-name="Tabla2.B2" table:number-columns-spanned="2" office:value-type="string">
            <text:p text:style-name="P14">Egresos</text:p>
          </table:table-cell>
          <table:covered-table-cell/>
        </table:table-row>
        <table:table-row>
          <table:table-cell table:style-name="Tabla2.B2" table:number-columns-spanned="2" office:value-type="string">
            <text:p text:style-name="P10"><text:text-input text:description="&lt;for each=&quot;linee in egresos&quot;&gt;">&lt;for each="linee in ingresos"&gt;</text:text-input></text:p>
          </table:table-cell>
          <table:covered-table-cell/>
        </table:table-row>
        <table:table-row>
          <table:table-cell table:style-name="Tabla2.A2" office:value-type="string">
            <text:p text:style-name="P11"><text:text-input text:description="&lt;linee.name&gt;">Name-E</text:text-input></text:p>
          </table:table-cell>
          <table:table-cell table:style-name="Tabla2.B2" office:value-type="string">
            <text:p text:style-name="P11"><text:text-input text:description="&lt;linee.total&gt;">Total</text:text-input></text:p>
          </table:table-cell>
        </table:table-row>
        <table:table-row>
          <table:table-cell table:style-name="Tabla2.B2" table:number-columns-spanned="2" office:value-type="string">
            <text:p text:style-name="P10"><text:text-input text:description="&lt;/for&gt;">&lt;/for&gt;</text:text-input></text:p>
          </table:table-cell>
          <table:covered-table-cell/>
        </table:table-row>
        <table:table-row>
          <table:table-cell table:style-name="Tabla2.A9" table:number-columns-spanned="2" office:value-type="string">
            <text:p text:style-name="P11"><text:span text:style-name="T1">Total a Recibir: </text:span>$<text:span text:style-name="T1"><text:text-input text:description="&lt;o.payslip_net&gt;">Neto</text:text-input></text:span></text:p>
          </table:table-cell>
          <table:covered-table-cell/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/>
            <text:p text:style-name="P12"/>
            <text:p text:style-name="P12">_______________________</text:p>
            <text:p text:style-name="P12">Firma Autorizada</text:p>
          </table:table-cell>
          <table:table-cell table:style-name="Tabla3.A1" office:value-type="string">
            <text:p text:style-name="P1"/>
            <text:p text:style-name="P1"/>
            <text:p text:style-name="P1">_______________________</text:p>
            <text:p text:style-name="P1">Recibí Conforme</text:p>
            <text:p text:style-name="P8"><text:text-input text:description="&lt;get_name(o.employee_id)&gt;">Nombre Empleado</text:text-input></text:p>
            <text:p text:style-name="P8">C.I: <text:text-input text:description="&lt;o.employee_id.identification_id&gt;">Cédula/Pasaporte</text:text-input></text:p>
          </table:table-cell>
        </table:table-row>
      </table:table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9-05T10:53:13</meta:creation-date>
    <meta:generator>LibreOffice/3.5$Linux_x86 LibreOffice_project/350m1$Build-2</meta:generator>
    <dc:date>2012-10-08T12:05:40</dc:date>
    <dc:creator>Pablo </dc:creator>
    <meta:editing-duration>PT4H22M27S</meta:editing-duration>
    <meta:editing-cycles>40</meta:editing-cycles>
    <meta:document-statistic meta:table-count="3" meta:image-count="0" meta:object-count="0" meta:page-count="1" meta:paragraph-count="31" meta:word-count="49" meta:character-count="384" meta:non-whitespace-character-count="366"/>
  </office:meta>
</office:document-meta>
</file>